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>
      <style:paragraph-properties text:enable-numbering="false" fo:margin-left="0cm" fo:margin-right="0cm" fo:margin-top="0cm" fo:margin-bottom="0cm" fo:line-height="100%" fo:text-indent="0cm"/>
    </style:style>
    <style:style style:name="P4" style:family="paragraph">
      <style:paragraph-properties text:enable-numbering="false" fo:margin-left="0cm" fo:margin-right="0cm" fo:margin-top="0cm" fo:margin-bottom="0cm" fo:line-height="100%" fo:text-inden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8pt" fo:font-style="normal" fo:text-shadow="none" style:text-underline-style="solid" style:text-underline-width="auto" style:text-underline-color="font-color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8pt" fo:font-style="normal" fo:text-shadow="none" style:text-underline-style="solid" style:text-underline-width="auto" style:text-underline-color="font-color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24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56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02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0.69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33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4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27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24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56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02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0.69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33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4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27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5cm" fo:min-width="0.24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56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1.02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93cm" fo:min-width="0.69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.049cm" svg:stroke-color="#000000" draw:marker-start="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49cm" svg:stroke-color="#000000" draw:marker-start="Arrow" draw:marker-start-width="0.131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6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5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7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8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7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1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2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3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4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471cm" fo:min-width="0.33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4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6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83cm" fo:min-width="1.277cm" fo:padding-top="0.049cm" fo:padding-bottom="0.049cm" fo:padding-left="0.049cm" fo:padding-right="0.04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g text:anchor-type="as-char" draw:z-index="0" draw:style-name="gr1"><draw:frame draw:style-name="gr2" draw:text-style-name="P4" svg:width="0.569cm" svg:height="0.585cm" svg:x="0cm" svg:y="4.972cm"><draw:text-box><text:p text:style-name="P3"><text:span text:style-name="T1">10</text:span></text:p></draw:text-box></draw:frame><draw:line draw:style-name="gr3" draw:text-style-name="P5" svg:x1="0.72cm" svg:y1="5.976cm" svg:x2="6.834cm" svg:y2="5.976cm"><text:p/></draw:line><draw:line draw:style-name="gr4" draw:text-style-name="P5" svg:x1="0.72cm" svg:y1="0.979cm" svg:x2="0.72cm" svg:y2="5.972cm"><text:p/></draw:line><draw:line draw:style-name="gr5" draw:text-style-name="P5" svg:x1="1.874cm" svg:y1="5.886cm" svg:x2="1.874cm" svg:y2="6.066cm"><text:p/></draw:line><draw:line draw:style-name="gr6" draw:text-style-name="P5" svg:x1="0.632cm" svg:y1="5.24cm" svg:x2="0.806cm" svg:y2="5.24cm"><text:p/></draw:line><draw:line draw:style-name="gr7" draw:text-style-name="P5" svg:x1="3.026cm" svg:y1="5.886cm" svg:x2="3.026cm" svg:y2="6.066cm"><text:p/></draw:line><draw:line draw:style-name="gr8" draw:text-style-name="P5" svg:x1="4.179cm" svg:y1="5.886cm" svg:x2="4.179cm" svg:y2="6.066cm"><text:p/></draw:line><draw:line draw:style-name="gr9" draw:text-style-name="P5" svg:x1="5.333cm" svg:y1="5.886cm" svg:x2="5.333cm" svg:y2="6.066cm"><text:p/></draw:line><draw:line draw:style-name="gr10" draw:text-style-name="P5" svg:x1="6.487cm" svg:y1="5.886cm" svg:x2="6.487cm" svg:y2="6.066cm"><text:p/></draw:line><draw:line draw:style-name="gr11" draw:text-style-name="P5" svg:x1="0.632cm" svg:y1="4.505cm" svg:x2="0.806cm" svg:y2="4.505cm"><text:p/></draw:line><draw:line draw:style-name="gr12" draw:text-style-name="P5" svg:x1="0.632cm" svg:y1="3.773cm" svg:x2="0.806cm" svg:y2="3.773cm"><text:p/></draw:line><draw:line draw:style-name="gr13" draw:text-style-name="P5" svg:x1="0.632cm" svg:y1="3.036cm" svg:x2="0.806cm" svg:y2="3.036cm"><text:p/></draw:line><draw:line draw:style-name="gr14" draw:text-style-name="P5" svg:x1="0.632cm" svg:y1="2.301cm" svg:x2="0.806cm" svg:y2="2.301cm"><text:p/></draw:line><draw:line draw:style-name="gr15" draw:text-style-name="P5" svg:x1="0.632cm" svg:y1="1.568cm" svg:x2="0.806cm" svg:y2="1.568cm"><text:p/></draw:line><draw:line draw:style-name="gr16" draw:text-style-name="P5" svg:x1="1.146cm" svg:y1="5.495cm" svg:x2="1.446cm" svg:y2="5.495cm"><text:p/></draw:line><draw:line draw:style-name="gr17" draw:text-style-name="P5" svg:x1="1.298cm" svg:y1="5.344cm" svg:x2="1.298cm" svg:y2="5.644cm"><text:p/></draw:line><draw:line draw:style-name="gr18" draw:text-style-name="P5" svg:x1="2.877cm" svg:y1="4.057cm" svg:x2="3.177cm" svg:y2="4.057cm"><text:p/></draw:line><draw:line draw:style-name="gr19" draw:text-style-name="P5" svg:x1="3.026cm" svg:y1="3.922cm" svg:x2="3.026cm" svg:y2="4.222cm"><text:p/></draw:line><draw:line draw:style-name="gr20" draw:text-style-name="P5" svg:x1="4.03cm" svg:y1="3.102cm" svg:x2="4.33cm" svg:y2="3.102cm"><text:p/></draw:line><draw:line draw:style-name="gr21" draw:text-style-name="P5" svg:x1="4.179cm" svg:y1="2.969cm" svg:x2="4.179cm" svg:y2="3.269cm"><text:p/></draw:line><draw:line draw:style-name="gr22" draw:text-style-name="P5" svg:x1="6.338cm" svg:y1="1.203cm" svg:x2="6.638cm" svg:y2="1.203cm"><text:p/></draw:line><draw:line draw:style-name="gr23" draw:text-style-name="P5" svg:x1="6.486cm" svg:y1="1.046cm" svg:x2="6.486cm" svg:y2="1.346cm"><text:p/></draw:line><draw:line draw:style-name="gr24" draw:text-style-name="P5" svg:x1="6.747cm" svg:y1="0.979cm" svg:x2="0.714cm" svg:y2="5.972cm"><text:p/></draw:line><draw:frame draw:style-name="gr25" draw:text-style-name="P4" svg:width="0.571cm" svg:height="0.585cm" svg:x="0.002cm" svg:y="4.235cm"><draw:text-box><text:p text:style-name="P3"><text:span text:style-name="T1">20</text:span></text:p></draw:text-box></draw:frame><draw:frame draw:style-name="gr26" draw:text-style-name="P4" svg:width="0.571cm" svg:height="0.583cm" svg:x="0.002cm" svg:y="3.501cm"><draw:text-box><text:p text:style-name="P3"><text:span text:style-name="T1">30</text:span></text:p></draw:text-box></draw:frame><draw:frame draw:style-name="gr27" draw:text-style-name="P4" svg:width="0.571cm" svg:height="0.583cm" svg:x="0.002cm" svg:y="2.766cm"><draw:text-box><text:p text:style-name="P3"><text:span text:style-name="T1">40</text:span></text:p></draw:text-box></draw:frame><draw:frame draw:style-name="gr28" draw:text-style-name="P4" svg:width="0.571cm" svg:height="0.585cm" svg:x="0.002cm" svg:y="2.03cm"><draw:text-box><text:p text:style-name="P3"><text:span text:style-name="T1">50</text:span></text:p></draw:text-box></draw:frame><draw:frame draw:style-name="gr29" draw:text-style-name="P4" svg:width="0.571cm" svg:height="0.585cm" svg:x="0.002cm" svg:y="1.293cm"><draw:text-box><text:p text:style-name="P3"><text:span text:style-name="T1">60</text:span></text:p></draw:text-box></draw:frame><draw:frame draw:style-name="gr30" draw:text-style-name="P4" svg:width="0.345cm" svg:height="0.585cm" svg:x="0.347cm" svg:y="5.923cm"><draw:text-box><text:p text:style-name="P3"><text:span text:style-name="T1">0</text:span></text:p></draw:text-box></draw:frame><draw:frame draw:style-name="gr31" draw:text-style-name="P4" svg:width="0.571cm" svg:height="0.583cm" svg:x="1.612cm" svg:y="5.997cm"><draw:text-box><text:p text:style-name="P3"><text:span text:style-name="T1">10</text:span></text:p></draw:text-box></draw:frame><draw:frame draw:style-name="gr32" draw:text-style-name="P4" svg:width="0.571cm" svg:height="0.583cm" svg:x="2.764cm" svg:y="5.997cm"><draw:text-box><text:p text:style-name="P3"><text:span text:style-name="T1">20</text:span></text:p></draw:text-box></draw:frame><draw:frame draw:style-name="gr33" draw:text-style-name="P4" svg:width="0.571cm" svg:height="0.583cm" svg:x="3.918cm" svg:y="5.997cm"><draw:text-box><text:p text:style-name="P3"><text:span text:style-name="T1">30</text:span></text:p></draw:text-box></draw:frame><draw:frame draw:style-name="gr34" draw:text-style-name="P4" svg:width="0.571cm" svg:height="0.583cm" svg:x="5.068cm" svg:y="5.997cm"><draw:text-box><text:p text:style-name="P3"><text:span text:style-name="T1">40</text:span></text:p></draw:text-box></draw:frame><draw:frame draw:style-name="gr35" draw:text-style-name="P4" svg:width="0.571cm" svg:height="0.583cm" svg:x="6.219cm" svg:y="5.997cm"><draw:text-box><text:p text:style-name="P3"><text:span text:style-name="T1">50</text:span></text:p></draw:text-box></draw:frame><draw:frame draw:style-name="gr36" draw:text-style-name="P6" svg:width="1.779cm" svg:height="0.507cm" svg:x="6.981cm" svg:y="5.72cm"><draw:text-box><text:p text:style-name="P3"><text:span text:style-name="T2">Essence (L)</text:span></text:p></draw:text-box></draw:frame><draw:frame draw:style-name="gr37" draw:text-style-name="P6" svg:width="1.191cm" svg:height="0.507cm" svg:x="0.155cm" svg:y="0.399cm"><draw:text-box><text:p text:style-name="P3"><text:span text:style-name="T2">Prix (€)</text:span></text:p></draw:text-box></draw:frame><draw:frame draw:style-name="gr38" draw:text-style-name="P7" svg:width="1.32cm" svg:height="0.832cm" svg:x="3.228cm" svg:y="0cm"><draw:text-box><text:p text:style-name="P3"><text:span text:style-name="T3">Ex 1</text:span></text:p></draw:text-box></draw:frame></draw:g> <text:s text:c="5"/><draw:g text:anchor-type="as-char" draw:z-index="1" draw:style-name="gr1"><draw:line draw:style-name="gr39" draw:text-style-name="P5" svg:x1="0.933cm" svg:y1="5.955cm" svg:x2="6.95cm" svg:y2="5.955cm"><text:p/></draw:line><draw:line draw:style-name="gr40" draw:text-style-name="P5" svg:x1="0.941cm" svg:y1="1.055cm" svg:x2="0.941cm" svg:y2="5.973cm"><text:p/></draw:line><draw:line draw:style-name="gr41" draw:text-style-name="P5" svg:x1="3.283cm" svg:y1="5.874cm" svg:x2="3.283cm" svg:y2="6.043cm"><text:p/></draw:line><draw:line draw:style-name="gr42" draw:text-style-name="P5" svg:x1="0.857cm" svg:y1="4.847cm" svg:x2="1.027cm" svg:y2="4.847cm"><text:p/></draw:line><draw:frame draw:style-name="gr43" draw:text-style-name="P4" svg:width="0.78cm" svg:height="0.571cm" svg:x="0.026cm" svg:y="4.602cm"><draw:text-box><text:p text:style-name="P3"><text:span text:style-name="T1">100</text:span></text:p></draw:text-box></draw:frame><draw:line draw:style-name="gr44" draw:text-style-name="P5" svg:x1="5.626cm" svg:y1="5.874cm" svg:x2="5.626cm" svg:y2="6.043cm"><text:p/></draw:line><draw:line draw:style-name="gr45" draw:text-style-name="P5" svg:x1="0.857cm" svg:y1="3.738cm" svg:x2="1.027cm" svg:y2="3.738cm"><text:p/></draw:line><draw:line draw:style-name="gr46" draw:text-style-name="P5" svg:x1="0.857cm" svg:y1="2.623cm" svg:x2="1.027cm" svg:y2="2.623cm"><text:p/></draw:line><draw:line draw:style-name="gr47" draw:text-style-name="P5" svg:x1="0.857cm" svg:y1="1.516cm" svg:x2="1.027cm" svg:y2="1.516cm"><text:p/></draw:line><draw:line draw:style-name="gr48" draw:text-style-name="P5" svg:x1="1.498cm" svg:y1="4.852cm" svg:x2="1.798cm" svg:y2="4.852cm"><text:p/></draw:line><draw:line draw:style-name="gr49" draw:text-style-name="P5" svg:x1="1.647cm" svg:y1="4.694cm" svg:x2="1.647cm" svg:y2="4.994cm"><text:p/></draw:line><draw:line draw:style-name="gr50" draw:text-style-name="P5" svg:x1="1.95cm" svg:y1="4.297cm" svg:x2="2.25cm" svg:y2="4.297cm"><text:p/></draw:line><draw:line draw:style-name="gr51" draw:text-style-name="P5" svg:x1="2.099cm" svg:y1="4.147cm" svg:x2="2.099cm" svg:y2="4.447cm"><text:p/></draw:line><draw:line draw:style-name="gr52" draw:text-style-name="P5" svg:x1="3.612cm" svg:y1="2.628cm" svg:x2="3.912cm" svg:y2="2.628cm"><text:p/></draw:line><draw:line draw:style-name="gr53" draw:text-style-name="P5" svg:x1="3.763cm" svg:y1="2.476cm" svg:x2="3.763cm" svg:y2="2.776cm"><text:p/></draw:line><draw:line draw:style-name="gr54" draw:text-style-name="P5" svg:x1="6.631cm" svg:y1="1.519cm" svg:x2="6.931cm" svg:y2="1.519cm"><text:p/></draw:line><draw:line draw:style-name="gr55" draw:text-style-name="P5" svg:x1="6.782cm" svg:y1="1.363cm" svg:x2="6.782cm" svg:y2="1.663cm"><text:p/></draw:line><draw:polyline draw:style-name="gr56" draw:text-style-name="P5" svg:width="6.032cm" svg:height="2.547cm" draw:transform="skewX (-0.321489648217356) rotate (1.00478605037314) translate (0.940808393171435cm 5.95427493463636cm)" svg:viewBox="0 0 6033 2548" draw:points="0,0 1316,0 1989,89 4126,597 6033,2548"><text:p/></draw:polyline><draw:frame draw:style-name="gr57" draw:text-style-name="P4" svg:width="0.78cm" svg:height="0.571cm" svg:x="0.028cm" svg:y="1.259cm"><draw:text-box><text:p text:style-name="P3"><text:span text:style-name="T1">400</text:span></text:p></draw:text-box></draw:frame><draw:frame draw:style-name="gr58" draw:text-style-name="P4" svg:width="0.78cm" svg:height="0.571cm" svg:x="0.028cm" svg:y="2.371cm"><draw:text-box><text:p text:style-name="P3"><text:span text:style-name="T1">300</text:span></text:p></draw:text-box></draw:frame><draw:frame draw:style-name="gr59" draw:text-style-name="P4" svg:width="0.78cm" svg:height="0.571cm" svg:x="0.028cm" svg:y="3.484cm"><draw:text-box><text:p text:style-name="P3"><text:span text:style-name="T1">200</text:span></text:p></draw:text-box></draw:frame><draw:frame draw:style-name="gr60" draw:text-style-name="P4" svg:width="0.556cm" svg:height="0.571cm" svg:x="3.025cm" svg:y="6.031cm"><draw:text-box><text:p text:style-name="P3"><text:span text:style-name="T1">10</text:span></text:p></draw:text-box></draw:frame><draw:frame draw:style-name="gr61" draw:text-style-name="P4" svg:width="0.556cm" svg:height="0.571cm" svg:x="5.35cm" svg:y="6.031cm"><draw:text-box><text:p text:style-name="P3"><text:span text:style-name="T1">20</text:span></text:p></draw:text-box></draw:frame><draw:frame draw:style-name="gr62" draw:text-style-name="P4" svg:width="0.435cm" svg:height="0.571cm" svg:x="0.661cm" svg:y="5.957cm"><draw:text-box><text:p text:style-name="P3"><text:span text:style-name="T1">0</text:span></text:p></draw:text-box></draw:frame><draw:frame draw:style-name="gr63" draw:text-style-name="P6" svg:width="1.911cm" svg:height="0.507cm" svg:x="7.11cm" svg:y="5.726cm"><draw:text-box><text:p text:style-name="P3"><text:span text:style-name="T2">Temps (min)</text:span></text:p></draw:text-box></draw:frame><draw:frame draw:style-name="gr64" draw:text-style-name="P6" svg:width="1.936cm" svg:height="0.507cm" svg:x="0cm" svg:y="0.499cm"><draw:text-box><text:p text:style-name="P3"><text:span text:style-name="T2">Distance (m)</text:span></text:p></draw:text-box></draw:frame><draw:frame draw:style-name="gr65" draw:text-style-name="P7" svg:width="1.377cm" svg:height="0.832cm" svg:x="3.184cm" svg:y="0cm"><draw:text-box><text:p text:style-name="P3"><text:span text:style-name="T3">Ex 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g text:anchor-type="as-char" draw:z-index="2" draw:style-name="gr1"><draw:frame draw:style-name="gr66" draw:text-style-name="P4" svg:width="0.569cm" svg:height="0.585cm" svg:x="0cm" svg:y="4.972cm"><draw:text-box><text:p text:style-name="P3"><text:span text:style-name="T1">10</text:span></text:p></draw:text-box></draw:frame><draw:line draw:style-name="gr67" draw:text-style-name="P5" svg:x1="0.72cm" svg:y1="5.976cm" svg:x2="6.834cm" svg:y2="5.976cm"><text:p/></draw:line><draw:line draw:style-name="gr68" draw:text-style-name="P5" svg:x1="0.72cm" svg:y1="0.979cm" svg:x2="0.72cm" svg:y2="5.972cm"><text:p/></draw:line><draw:line draw:style-name="gr69" draw:text-style-name="P5" svg:x1="1.874cm" svg:y1="5.886cm" svg:x2="1.874cm" svg:y2="6.066cm"><text:p/></draw:line><draw:line draw:style-name="gr70" draw:text-style-name="P5" svg:x1="0.632cm" svg:y1="5.24cm" svg:x2="0.806cm" svg:y2="5.24cm"><text:p/></draw:line><draw:line draw:style-name="gr71" draw:text-style-name="P5" svg:x1="3.026cm" svg:y1="5.886cm" svg:x2="3.026cm" svg:y2="6.066cm"><text:p/></draw:line><draw:line draw:style-name="gr72" draw:text-style-name="P5" svg:x1="4.179cm" svg:y1="5.886cm" svg:x2="4.179cm" svg:y2="6.066cm"><text:p/></draw:line><draw:line draw:style-name="gr73" draw:text-style-name="P5" svg:x1="5.333cm" svg:y1="5.886cm" svg:x2="5.333cm" svg:y2="6.066cm"><text:p/></draw:line><draw:line draw:style-name="gr74" draw:text-style-name="P5" svg:x1="6.487cm" svg:y1="5.886cm" svg:x2="6.487cm" svg:y2="6.066cm"><text:p/></draw:line><draw:line draw:style-name="gr75" draw:text-style-name="P5" svg:x1="0.632cm" svg:y1="4.505cm" svg:x2="0.806cm" svg:y2="4.505cm"><text:p/></draw:line><draw:line draw:style-name="gr76" draw:text-style-name="P5" svg:x1="0.632cm" svg:y1="3.773cm" svg:x2="0.806cm" svg:y2="3.773cm"><text:p/></draw:line><draw:line draw:style-name="gr77" draw:text-style-name="P5" svg:x1="0.632cm" svg:y1="3.036cm" svg:x2="0.806cm" svg:y2="3.036cm"><text:p/></draw:line><draw:line draw:style-name="gr78" draw:text-style-name="P5" svg:x1="0.632cm" svg:y1="2.301cm" svg:x2="0.806cm" svg:y2="2.301cm"><text:p/></draw:line><draw:line draw:style-name="gr79" draw:text-style-name="P5" svg:x1="0.632cm" svg:y1="1.568cm" svg:x2="0.806cm" svg:y2="1.568cm"><text:p/></draw:line><draw:line draw:style-name="gr80" draw:text-style-name="P5" svg:x1="1.146cm" svg:y1="5.495cm" svg:x2="1.446cm" svg:y2="5.495cm"><text:p/></draw:line><draw:line draw:style-name="gr81" draw:text-style-name="P5" svg:x1="1.298cm" svg:y1="5.344cm" svg:x2="1.298cm" svg:y2="5.644cm"><text:p/></draw:line><draw:line draw:style-name="gr82" draw:text-style-name="P5" svg:x1="2.877cm" svg:y1="4.057cm" svg:x2="3.177cm" svg:y2="4.057cm"><text:p/></draw:line><draw:line draw:style-name="gr83" draw:text-style-name="P5" svg:x1="3.026cm" svg:y1="3.922cm" svg:x2="3.026cm" svg:y2="4.222cm"><text:p/></draw:line><draw:line draw:style-name="gr84" draw:text-style-name="P5" svg:x1="4.03cm" svg:y1="3.102cm" svg:x2="4.33cm" svg:y2="3.102cm"><text:p/></draw:line><draw:line draw:style-name="gr85" draw:text-style-name="P5" svg:x1="4.179cm" svg:y1="2.969cm" svg:x2="4.179cm" svg:y2="3.269cm"><text:p/></draw:line><draw:line draw:style-name="gr86" draw:text-style-name="P5" svg:x1="6.338cm" svg:y1="1.203cm" svg:x2="6.638cm" svg:y2="1.203cm"><text:p/></draw:line><draw:line draw:style-name="gr87" draw:text-style-name="P5" svg:x1="6.486cm" svg:y1="1.046cm" svg:x2="6.486cm" svg:y2="1.346cm"><text:p/></draw:line><draw:line draw:style-name="gr88" draw:text-style-name="P5" svg:x1="6.747cm" svg:y1="0.979cm" svg:x2="0.714cm" svg:y2="5.972cm"><text:p/></draw:line><draw:frame draw:style-name="gr89" draw:text-style-name="P4" svg:width="0.571cm" svg:height="0.585cm" svg:x="0.002cm" svg:y="4.235cm"><draw:text-box><text:p text:style-name="P3"><text:span text:style-name="T1">20</text:span></text:p></draw:text-box></draw:frame><draw:frame draw:style-name="gr90" draw:text-style-name="P4" svg:width="0.571cm" svg:height="0.583cm" svg:x="0.002cm" svg:y="3.501cm"><draw:text-box><text:p text:style-name="P3"><text:span text:style-name="T1">30</text:span></text:p></draw:text-box></draw:frame><draw:frame draw:style-name="gr91" draw:text-style-name="P4" svg:width="0.571cm" svg:height="0.583cm" svg:x="0.002cm" svg:y="2.766cm"><draw:text-box><text:p text:style-name="P3"><text:span text:style-name="T1">40</text:span></text:p></draw:text-box></draw:frame><draw:frame draw:style-name="gr92" draw:text-style-name="P4" svg:width="0.571cm" svg:height="0.585cm" svg:x="0.002cm" svg:y="2.03cm"><draw:text-box><text:p text:style-name="P3"><text:span text:style-name="T1">50</text:span></text:p></draw:text-box></draw:frame><draw:frame draw:style-name="gr93" draw:text-style-name="P4" svg:width="0.571cm" svg:height="0.585cm" svg:x="0.002cm" svg:y="1.293cm"><draw:text-box><text:p text:style-name="P3"><text:span text:style-name="T1">60</text:span></text:p></draw:text-box></draw:frame><draw:frame draw:style-name="gr94" draw:text-style-name="P4" svg:width="0.345cm" svg:height="0.585cm" svg:x="0.347cm" svg:y="5.923cm"><draw:text-box><text:p text:style-name="P3"><text:span text:style-name="T1">0</text:span></text:p></draw:text-box></draw:frame><draw:frame draw:style-name="gr95" draw:text-style-name="P4" svg:width="0.571cm" svg:height="0.583cm" svg:x="1.612cm" svg:y="5.997cm"><draw:text-box><text:p text:style-name="P3"><text:span text:style-name="T1">10</text:span></text:p></draw:text-box></draw:frame><draw:frame draw:style-name="gr96" draw:text-style-name="P4" svg:width="0.571cm" svg:height="0.583cm" svg:x="2.764cm" svg:y="5.997cm"><draw:text-box><text:p text:style-name="P3"><text:span text:style-name="T1">20</text:span></text:p></draw:text-box></draw:frame><draw:frame draw:style-name="gr97" draw:text-style-name="P4" svg:width="0.571cm" svg:height="0.583cm" svg:x="3.918cm" svg:y="5.997cm"><draw:text-box><text:p text:style-name="P3"><text:span text:style-name="T1">30</text:span></text:p></draw:text-box></draw:frame><draw:frame draw:style-name="gr98" draw:text-style-name="P4" svg:width="0.571cm" svg:height="0.583cm" svg:x="5.068cm" svg:y="5.997cm"><draw:text-box><text:p text:style-name="P3"><text:span text:style-name="T1">40</text:span></text:p></draw:text-box></draw:frame><draw:frame draw:style-name="gr99" draw:text-style-name="P4" svg:width="0.571cm" svg:height="0.583cm" svg:x="6.219cm" svg:y="5.997cm"><draw:text-box><text:p text:style-name="P3"><text:span text:style-name="T1">50</text:span></text:p></draw:text-box></draw:frame><draw:frame draw:style-name="gr100" draw:text-style-name="P6" svg:width="1.779cm" svg:height="0.507cm" svg:x="6.981cm" svg:y="5.72cm"><draw:text-box><text:p text:style-name="P3"><text:span text:style-name="T2">Essence (L)</text:span></text:p></draw:text-box></draw:frame><draw:frame draw:style-name="gr101" draw:text-style-name="P6" svg:width="1.191cm" svg:height="0.507cm" svg:x="0.155cm" svg:y="0.399cm"><draw:text-box><text:p text:style-name="P3"><text:span text:style-name="T2">Prix (€)</text:span></text:p></draw:text-box></draw:frame><draw:frame draw:style-name="gr102" draw:text-style-name="P7" svg:width="1.32cm" svg:height="0.832cm" svg:x="3.228cm" svg:y="0cm"><draw:text-box><text:p text:style-name="P3"><text:span text:style-name="T3">Ex 1</text:span></text:p></draw:text-box></draw:frame></draw:g> <text:s text:c="5"/><draw:g text:anchor-type="as-char" draw:z-index="3" draw:style-name="gr1"><draw:line draw:style-name="gr103" draw:text-style-name="P5" svg:x1="0.933cm" svg:y1="5.955cm" svg:x2="6.95cm" svg:y2="5.955cm"><text:p/></draw:line><draw:line draw:style-name="gr104" draw:text-style-name="P5" svg:x1="0.941cm" svg:y1="1.055cm" svg:x2="0.941cm" svg:y2="5.973cm"><text:p/></draw:line><draw:line draw:style-name="gr105" draw:text-style-name="P5" svg:x1="3.283cm" svg:y1="5.874cm" svg:x2="3.283cm" svg:y2="6.043cm"><text:p/></draw:line><draw:line draw:style-name="gr106" draw:text-style-name="P5" svg:x1="0.857cm" svg:y1="4.847cm" svg:x2="1.027cm" svg:y2="4.847cm"><text:p/></draw:line><draw:frame draw:style-name="gr107" draw:text-style-name="P4" svg:width="0.78cm" svg:height="0.571cm" svg:x="0.026cm" svg:y="4.602cm"><draw:text-box><text:p text:style-name="P3"><text:span text:style-name="T1">100</text:span></text:p></draw:text-box></draw:frame><draw:line draw:style-name="gr108" draw:text-style-name="P5" svg:x1="5.626cm" svg:y1="5.874cm" svg:x2="5.626cm" svg:y2="6.043cm"><text:p/></draw:line><draw:line draw:style-name="gr109" draw:text-style-name="P5" svg:x1="0.857cm" svg:y1="3.738cm" svg:x2="1.027cm" svg:y2="3.738cm"><text:p/></draw:line><draw:line draw:style-name="gr110" draw:text-style-name="P5" svg:x1="0.857cm" svg:y1="2.623cm" svg:x2="1.027cm" svg:y2="2.623cm"><text:p/></draw:line><draw:line draw:style-name="gr111" draw:text-style-name="P5" svg:x1="0.857cm" svg:y1="1.516cm" svg:x2="1.027cm" svg:y2="1.516cm"><text:p/></draw:line><draw:line draw:style-name="gr112" draw:text-style-name="P5" svg:x1="1.498cm" svg:y1="4.852cm" svg:x2="1.798cm" svg:y2="4.852cm"><text:p/></draw:line><draw:line draw:style-name="gr113" draw:text-style-name="P5" svg:x1="1.647cm" svg:y1="4.694cm" svg:x2="1.647cm" svg:y2="4.994cm"><text:p/></draw:line><draw:line draw:style-name="gr114" draw:text-style-name="P5" svg:x1="1.95cm" svg:y1="4.297cm" svg:x2="2.25cm" svg:y2="4.297cm"><text:p/></draw:line><draw:line draw:style-name="gr115" draw:text-style-name="P5" svg:x1="2.099cm" svg:y1="4.147cm" svg:x2="2.099cm" svg:y2="4.447cm"><text:p/></draw:line><draw:line draw:style-name="gr116" draw:text-style-name="P5" svg:x1="3.612cm" svg:y1="2.628cm" svg:x2="3.912cm" svg:y2="2.628cm"><text:p/></draw:line><draw:line draw:style-name="gr117" draw:text-style-name="P5" svg:x1="3.763cm" svg:y1="2.476cm" svg:x2="3.763cm" svg:y2="2.776cm"><text:p/></draw:line><draw:line draw:style-name="gr118" draw:text-style-name="P5" svg:x1="6.631cm" svg:y1="1.519cm" svg:x2="6.931cm" svg:y2="1.519cm"><text:p/></draw:line><draw:line draw:style-name="gr119" draw:text-style-name="P5" svg:x1="6.782cm" svg:y1="1.363cm" svg:x2="6.782cm" svg:y2="1.663cm"><text:p/></draw:line><draw:polyline draw:style-name="gr120" draw:text-style-name="P5" svg:width="6.032cm" svg:height="2.547cm" draw:transform="skewX (-0.321489648217355) rotate (1.00478605037314) translate (0.940808393171435cm 5.95427493463636cm)" svg:viewBox="0 0 6033 2548" draw:points="0,0 1316,0 1989,89 4126,597 6033,2548"><text:p/></draw:polyline><draw:frame draw:style-name="gr121" draw:text-style-name="P4" svg:width="0.78cm" svg:height="0.571cm" svg:x="0.028cm" svg:y="1.259cm"><draw:text-box><text:p text:style-name="P3"><text:span text:style-name="T1">400</text:span></text:p></draw:text-box></draw:frame><draw:frame draw:style-name="gr122" draw:text-style-name="P4" svg:width="0.78cm" svg:height="0.571cm" svg:x="0.028cm" svg:y="2.371cm"><draw:text-box><text:p text:style-name="P3"><text:span text:style-name="T1">300</text:span></text:p></draw:text-box></draw:frame><draw:frame draw:style-name="gr123" draw:text-style-name="P4" svg:width="0.78cm" svg:height="0.571cm" svg:x="0.028cm" svg:y="3.484cm"><draw:text-box><text:p text:style-name="P3"><text:span text:style-name="T1">200</text:span></text:p></draw:text-box></draw:frame><draw:frame draw:style-name="gr124" draw:text-style-name="P4" svg:width="0.556cm" svg:height="0.571cm" svg:x="3.025cm" svg:y="6.031cm"><draw:text-box><text:p text:style-name="P3"><text:span text:style-name="T1">10</text:span></text:p></draw:text-box></draw:frame><draw:frame draw:style-name="gr125" draw:text-style-name="P4" svg:width="0.556cm" svg:height="0.571cm" svg:x="5.35cm" svg:y="6.031cm"><draw:text-box><text:p text:style-name="P3"><text:span text:style-name="T1">20</text:span></text:p></draw:text-box></draw:frame><draw:frame draw:style-name="gr126" draw:text-style-name="P4" svg:width="0.435cm" svg:height="0.571cm" svg:x="0.661cm" svg:y="5.957cm"><draw:text-box><text:p text:style-name="P3"><text:span text:style-name="T1">0</text:span></text:p></draw:text-box></draw:frame><draw:frame draw:style-name="gr127" draw:text-style-name="P6" svg:width="1.911cm" svg:height="0.507cm" svg:x="7.11cm" svg:y="5.726cm"><draw:text-box><text:p text:style-name="P3"><text:span text:style-name="T2">Temps (min)</text:span></text:p></draw:text-box></draw:frame><draw:frame draw:style-name="gr128" draw:text-style-name="P6" svg:width="1.936cm" svg:height="0.507cm" svg:x="0cm" svg:y="0.499cm"><draw:text-box><text:p text:style-name="P3"><text:span text:style-name="T2">Distance (m)</text:span></text:p></draw:text-box></draw:frame><draw:frame draw:style-name="gr129" draw:text-style-name="P7" svg:width="1.377cm" svg:height="0.832cm" svg:x="3.184cm" svg:y="0cm"><draw:text-box><text:p text:style-name="P3"><text:span text:style-name="T3">Ex 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g text:anchor-type="as-char" draw:z-index="4" draw:style-name="gr1"><draw:frame draw:style-name="gr130" draw:text-style-name="P4" svg:width="0.569cm" svg:height="0.585cm" svg:x="0cm" svg:y="4.972cm"><draw:text-box><text:p text:style-name="P3"><text:span text:style-name="T1">10</text:span></text:p></draw:text-box></draw:frame><draw:line draw:style-name="gr131" draw:text-style-name="P5" svg:x1="0.72cm" svg:y1="5.976cm" svg:x2="6.834cm" svg:y2="5.976cm"><text:p/></draw:line><draw:line draw:style-name="gr132" draw:text-style-name="P5" svg:x1="0.72cm" svg:y1="0.979cm" svg:x2="0.72cm" svg:y2="5.972cm"><text:p/></draw:line><draw:line draw:style-name="gr133" draw:text-style-name="P5" svg:x1="1.874cm" svg:y1="5.886cm" svg:x2="1.874cm" svg:y2="6.066cm"><text:p/></draw:line><draw:line draw:style-name="gr134" draw:text-style-name="P5" svg:x1="0.632cm" svg:y1="5.24cm" svg:x2="0.806cm" svg:y2="5.24cm"><text:p/></draw:line><draw:line draw:style-name="gr135" draw:text-style-name="P5" svg:x1="3.026cm" svg:y1="5.886cm" svg:x2="3.026cm" svg:y2="6.066cm"><text:p/></draw:line><draw:line draw:style-name="gr136" draw:text-style-name="P5" svg:x1="4.179cm" svg:y1="5.886cm" svg:x2="4.179cm" svg:y2="6.066cm"><text:p/></draw:line><draw:line draw:style-name="gr137" draw:text-style-name="P5" svg:x1="5.333cm" svg:y1="5.886cm" svg:x2="5.333cm" svg:y2="6.066cm"><text:p/></draw:line><draw:line draw:style-name="gr138" draw:text-style-name="P5" svg:x1="6.487cm" svg:y1="5.886cm" svg:x2="6.487cm" svg:y2="6.066cm"><text:p/></draw:line><draw:line draw:style-name="gr139" draw:text-style-name="P5" svg:x1="0.632cm" svg:y1="4.505cm" svg:x2="0.806cm" svg:y2="4.505cm"><text:p/></draw:line><draw:line draw:style-name="gr140" draw:text-style-name="P5" svg:x1="0.632cm" svg:y1="3.773cm" svg:x2="0.806cm" svg:y2="3.773cm"><text:p/></draw:line><draw:line draw:style-name="gr141" draw:text-style-name="P5" svg:x1="0.632cm" svg:y1="3.036cm" svg:x2="0.806cm" svg:y2="3.036cm"><text:p/></draw:line><draw:line draw:style-name="gr142" draw:text-style-name="P5" svg:x1="0.632cm" svg:y1="2.301cm" svg:x2="0.806cm" svg:y2="2.301cm"><text:p/></draw:line><draw:line draw:style-name="gr143" draw:text-style-name="P5" svg:x1="0.632cm" svg:y1="1.568cm" svg:x2="0.806cm" svg:y2="1.568cm"><text:p/></draw:line><draw:line draw:style-name="gr144" draw:text-style-name="P5" svg:x1="1.146cm" svg:y1="5.495cm" svg:x2="1.446cm" svg:y2="5.495cm"><text:p/></draw:line><draw:line draw:style-name="gr145" draw:text-style-name="P5" svg:x1="1.298cm" svg:y1="5.344cm" svg:x2="1.298cm" svg:y2="5.644cm"><text:p/></draw:line><draw:line draw:style-name="gr146" draw:text-style-name="P5" svg:x1="2.877cm" svg:y1="4.057cm" svg:x2="3.177cm" svg:y2="4.057cm"><text:p/></draw:line><draw:line draw:style-name="gr147" draw:text-style-name="P5" svg:x1="3.026cm" svg:y1="3.922cm" svg:x2="3.026cm" svg:y2="4.222cm"><text:p/></draw:line><draw:line draw:style-name="gr148" draw:text-style-name="P5" svg:x1="4.03cm" svg:y1="3.102cm" svg:x2="4.33cm" svg:y2="3.102cm"><text:p/></draw:line><draw:line draw:style-name="gr149" draw:text-style-name="P5" svg:x1="4.179cm" svg:y1="2.969cm" svg:x2="4.179cm" svg:y2="3.269cm"><text:p/></draw:line><draw:line draw:style-name="gr150" draw:text-style-name="P5" svg:x1="6.338cm" svg:y1="1.203cm" svg:x2="6.638cm" svg:y2="1.203cm"><text:p/></draw:line><draw:line draw:style-name="gr151" draw:text-style-name="P5" svg:x1="6.486cm" svg:y1="1.046cm" svg:x2="6.486cm" svg:y2="1.346cm"><text:p/></draw:line><draw:line draw:style-name="gr152" draw:text-style-name="P5" svg:x1="6.747cm" svg:y1="0.979cm" svg:x2="0.714cm" svg:y2="5.972cm"><text:p/></draw:line><draw:frame draw:style-name="gr153" draw:text-style-name="P4" svg:width="0.571cm" svg:height="0.585cm" svg:x="0.002cm" svg:y="4.235cm"><draw:text-box><text:p text:style-name="P3"><text:span text:style-name="T1">20</text:span></text:p></draw:text-box></draw:frame><draw:frame draw:style-name="gr154" draw:text-style-name="P4" svg:width="0.571cm" svg:height="0.583cm" svg:x="0.002cm" svg:y="3.501cm"><draw:text-box><text:p text:style-name="P3"><text:span text:style-name="T1">30</text:span></text:p></draw:text-box></draw:frame><draw:frame draw:style-name="gr155" draw:text-style-name="P4" svg:width="0.571cm" svg:height="0.583cm" svg:x="0.002cm" svg:y="2.766cm"><draw:text-box><text:p text:style-name="P3"><text:span text:style-name="T1">40</text:span></text:p></draw:text-box></draw:frame><draw:frame draw:style-name="gr156" draw:text-style-name="P4" svg:width="0.571cm" svg:height="0.585cm" svg:x="0.002cm" svg:y="2.03cm"><draw:text-box><text:p text:style-name="P3"><text:span text:style-name="T1">50</text:span></text:p></draw:text-box></draw:frame><draw:frame draw:style-name="gr157" draw:text-style-name="P4" svg:width="0.571cm" svg:height="0.585cm" svg:x="0.002cm" svg:y="1.293cm"><draw:text-box><text:p text:style-name="P3"><text:span text:style-name="T1">60</text:span></text:p></draw:text-box></draw:frame><draw:frame draw:style-name="gr158" draw:text-style-name="P4" svg:width="0.345cm" svg:height="0.585cm" svg:x="0.347cm" svg:y="5.923cm"><draw:text-box><text:p text:style-name="P3"><text:span text:style-name="T1">0</text:span></text:p></draw:text-box></draw:frame><draw:frame draw:style-name="gr159" draw:text-style-name="P4" svg:width="0.571cm" svg:height="0.583cm" svg:x="1.612cm" svg:y="5.997cm"><draw:text-box><text:p text:style-name="P3"><text:span text:style-name="T1">10</text:span></text:p></draw:text-box></draw:frame><draw:frame draw:style-name="gr160" draw:text-style-name="P4" svg:width="0.571cm" svg:height="0.583cm" svg:x="2.764cm" svg:y="5.997cm"><draw:text-box><text:p text:style-name="P3"><text:span text:style-name="T1">20</text:span></text:p></draw:text-box></draw:frame><draw:frame draw:style-name="gr161" draw:text-style-name="P4" svg:width="0.571cm" svg:height="0.583cm" svg:x="3.918cm" svg:y="5.997cm"><draw:text-box><text:p text:style-name="P3"><text:span text:style-name="T1">30</text:span></text:p></draw:text-box></draw:frame><draw:frame draw:style-name="gr162" draw:text-style-name="P4" svg:width="0.571cm" svg:height="0.583cm" svg:x="5.068cm" svg:y="5.997cm"><draw:text-box><text:p text:style-name="P3"><text:span text:style-name="T1">40</text:span></text:p></draw:text-box></draw:frame><draw:frame draw:style-name="gr163" draw:text-style-name="P4" svg:width="0.571cm" svg:height="0.583cm" svg:x="6.219cm" svg:y="5.997cm"><draw:text-box><text:p text:style-name="P3"><text:span text:style-name="T1">50</text:span></text:p></draw:text-box></draw:frame><draw:frame draw:style-name="gr164" draw:text-style-name="P6" svg:width="1.779cm" svg:height="0.507cm" svg:x="6.981cm" svg:y="5.72cm"><draw:text-box><text:p text:style-name="P3"><text:span text:style-name="T2">Essence (L)</text:span></text:p></draw:text-box></draw:frame><draw:frame draw:style-name="gr165" draw:text-style-name="P6" svg:width="1.191cm" svg:height="0.507cm" svg:x="0.155cm" svg:y="0.399cm"><draw:text-box><text:p text:style-name="P3"><text:span text:style-name="T2">Prix (€)</text:span></text:p></draw:text-box></draw:frame><draw:frame draw:style-name="gr166" draw:text-style-name="P7" svg:width="1.32cm" svg:height="0.832cm" svg:x="3.228cm" svg:y="0cm"><draw:text-box><text:p text:style-name="P3"><text:span text:style-name="T3">Ex 1</text:span></text:p></draw:text-box></draw:frame></draw:g> <text:s text:c="5"/><draw:g text:anchor-type="as-char" draw:z-index="5" draw:style-name="gr1"><draw:line draw:style-name="gr167" draw:text-style-name="P5" svg:x1="0.933cm" svg:y1="5.955cm" svg:x2="6.95cm" svg:y2="5.955cm"><text:p/></draw:line><draw:line draw:style-name="gr168" draw:text-style-name="P5" svg:x1="0.941cm" svg:y1="1.055cm" svg:x2="0.941cm" svg:y2="5.973cm"><text:p/></draw:line><draw:line draw:style-name="gr169" draw:text-style-name="P5" svg:x1="3.283cm" svg:y1="5.874cm" svg:x2="3.283cm" svg:y2="6.043cm"><text:p/></draw:line><draw:line draw:style-name="gr170" draw:text-style-name="P5" svg:x1="0.857cm" svg:y1="4.847cm" svg:x2="1.027cm" svg:y2="4.847cm"><text:p/></draw:line><draw:frame draw:style-name="gr171" draw:text-style-name="P4" svg:width="0.78cm" svg:height="0.571cm" svg:x="0.026cm" svg:y="4.602cm"><draw:text-box><text:p text:style-name="P3"><text:span text:style-name="T1">100</text:span></text:p></draw:text-box></draw:frame><draw:line draw:style-name="gr172" draw:text-style-name="P5" svg:x1="5.626cm" svg:y1="5.874cm" svg:x2="5.626cm" svg:y2="6.043cm"><text:p/></draw:line><draw:line draw:style-name="gr173" draw:text-style-name="P5" svg:x1="0.857cm" svg:y1="3.738cm" svg:x2="1.027cm" svg:y2="3.738cm"><text:p/></draw:line><draw:line draw:style-name="gr174" draw:text-style-name="P5" svg:x1="0.857cm" svg:y1="2.623cm" svg:x2="1.027cm" svg:y2="2.623cm"><text:p/></draw:line><draw:line draw:style-name="gr175" draw:text-style-name="P5" svg:x1="0.857cm" svg:y1="1.516cm" svg:x2="1.027cm" svg:y2="1.516cm"><text:p/></draw:line><draw:line draw:style-name="gr176" draw:text-style-name="P5" svg:x1="1.498cm" svg:y1="4.852cm" svg:x2="1.798cm" svg:y2="4.852cm"><text:p/></draw:line><draw:line draw:style-name="gr177" draw:text-style-name="P5" svg:x1="1.647cm" svg:y1="4.694cm" svg:x2="1.647cm" svg:y2="4.994cm"><text:p/></draw:line><draw:line draw:style-name="gr178" draw:text-style-name="P5" svg:x1="1.95cm" svg:y1="4.297cm" svg:x2="2.25cm" svg:y2="4.297cm"><text:p/></draw:line><draw:line draw:style-name="gr179" draw:text-style-name="P5" svg:x1="2.099cm" svg:y1="4.147cm" svg:x2="2.099cm" svg:y2="4.447cm"><text:p/></draw:line><draw:line draw:style-name="gr180" draw:text-style-name="P5" svg:x1="3.612cm" svg:y1="2.628cm" svg:x2="3.912cm" svg:y2="2.628cm"><text:p/></draw:line><draw:line draw:style-name="gr181" draw:text-style-name="P5" svg:x1="3.763cm" svg:y1="2.476cm" svg:x2="3.763cm" svg:y2="2.776cm"><text:p/></draw:line><draw:line draw:style-name="gr182" draw:text-style-name="P5" svg:x1="6.631cm" svg:y1="1.519cm" svg:x2="6.931cm" svg:y2="1.519cm"><text:p/></draw:line><draw:line draw:style-name="gr183" draw:text-style-name="P5" svg:x1="6.782cm" svg:y1="1.363cm" svg:x2="6.782cm" svg:y2="1.663cm"><text:p/></draw:line><draw:polyline draw:style-name="gr184" draw:text-style-name="P5" svg:width="6.032cm" svg:height="2.547cm" draw:transform="skewX (-0.321489648217355) rotate (1.00478605037314) translate (0.940808393171433cm 5.95427493463636cm)" svg:viewBox="0 0 6033 2548" draw:points="0,0 1316,0 1989,89 4126,597 6033,2548"><text:p/></draw:polyline><draw:frame draw:style-name="gr185" draw:text-style-name="P4" svg:width="0.78cm" svg:height="0.571cm" svg:x="0.028cm" svg:y="1.259cm"><draw:text-box><text:p text:style-name="P3"><text:span text:style-name="T1">400</text:span></text:p></draw:text-box></draw:frame><draw:frame draw:style-name="gr186" draw:text-style-name="P4" svg:width="0.78cm" svg:height="0.571cm" svg:x="0.028cm" svg:y="2.371cm"><draw:text-box><text:p text:style-name="P3"><text:span text:style-name="T1">300</text:span></text:p></draw:text-box></draw:frame><draw:frame draw:style-name="gr187" draw:text-style-name="P4" svg:width="0.78cm" svg:height="0.571cm" svg:x="0.028cm" svg:y="3.484cm"><draw:text-box><text:p text:style-name="P3"><text:span text:style-name="T1">200</text:span></text:p></draw:text-box></draw:frame><draw:frame draw:style-name="gr188" draw:text-style-name="P4" svg:width="0.556cm" svg:height="0.571cm" svg:x="3.025cm" svg:y="6.031cm"><draw:text-box><text:p text:style-name="P3"><text:span text:style-name="T1">10</text:span></text:p></draw:text-box></draw:frame><draw:frame draw:style-name="gr189" draw:text-style-name="P4" svg:width="0.556cm" svg:height="0.571cm" svg:x="5.35cm" svg:y="6.031cm"><draw:text-box><text:p text:style-name="P3"><text:span text:style-name="T1">20</text:span></text:p></draw:text-box></draw:frame><draw:frame draw:style-name="gr190" draw:text-style-name="P4" svg:width="0.435cm" svg:height="0.571cm" svg:x="0.661cm" svg:y="5.957cm"><draw:text-box><text:p text:style-name="P3"><text:span text:style-name="T1">0</text:span></text:p></draw:text-box></draw:frame><draw:frame draw:style-name="gr191" draw:text-style-name="P6" svg:width="1.911cm" svg:height="0.507cm" svg:x="7.11cm" svg:y="5.726cm"><draw:text-box><text:p text:style-name="P3"><text:span text:style-name="T2">Temps (min)</text:span></text:p></draw:text-box></draw:frame><draw:frame draw:style-name="gr192" draw:text-style-name="P6" svg:width="1.936cm" svg:height="0.507cm" svg:x="0cm" svg:y="0.499cm"><draw:text-box><text:p text:style-name="P3"><text:span text:style-name="T2">Distance (m)</text:span></text:p></draw:text-box></draw:frame><draw:frame draw:style-name="gr193" draw:text-style-name="P7" svg:width="1.377cm" svg:height="0.832cm" svg:x="3.184cm" svg:y="0cm"><draw:text-box><text:p text:style-name="P3"><text:span text:style-name="T3">Ex 2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16cm" draw:dots2="1" draw:dots2-length="0.016cm" draw:distance="0.016cm"/>
    <draw:stroke-dash draw:name="Dash_20_10" draw:display-name="Dash 10" draw:style="rect" draw:dots1="1" draw:dots1-length="0.009cm" draw:dots2="1" draw:dots2-length="0.009cm" draw:distance="0.009cm"/>
    <draw:stroke-dash draw:name="Dash_20_11" draw:display-name="Dash 11" draw:style="rect" draw:dots1="1" draw:dots1-length="0.009cm" draw:dots2="1" draw:dots2-length="0.009cm" draw:distance="0.009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>
      <style:paragraph-properties fo:margin-top="0cm" fo:margin-bottom="0.101cm"/>
      <style:text-properties style:font-name="Arial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proportionnalite-photocopie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meta:initial-creator>Thibaud FONTANET</meta:initial-creator>
    <meta:creation-date>2006-09-10T11:53:40</meta:creation-date>
    <dc:date>2012-06-06T17:05:43.59</dc:date>
    <meta:print-date>2012-04-29T20:57:46.33</meta:print-date>
    <dc:language>fr-FR</dc:language>
    <meta:editing-cycles>171</meta:editing-cycles>
    <meta:editing-duration>P1DT20H36M45S</meta:editing-duration>
    <meta:document-statistic meta:table-count="0" meta:image-count="0" meta:object-count="0" meta:page-count="1" meta:paragraph-count="4" meta:word-count="1" meta:character-count="58" meta:non-whitespace-character-count="34"/>
    <meta:user-defined meta:name="Info 1"/>
    <meta:user-defined meta:name="Info 2"/>
    <meta:user-defined meta:name="Info 3"/>
    <meta:user-defined meta:name="Info 4"/>
  </office:meta>
</office:document-meta>
</file>